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36a6" officeooo:paragraph-rsid="001836a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836a6" officeooo:paragraph-rsid="001836a6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temilia “Silvio”</text:p>
      <text:p text:style-name="P1"/>
      <text:p text:style-name="P2">Fornitura e posa di prato sintetico professionale 8 anni di garanzia mq 350 CA, fondo in stabilizzato, vibrato con apposita piastra, telo per controllo infestanti, colla bi-componente, sabbiatura e spazzolatura</text:p>
      <text:p text:style-name="P2"/>
      <text:p text:style-name="P2">fornitura e messa a dimora di grossi, medi e piccoli sassi distribuiti in modo da creare un effetto roccioso nel contes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3:32:35.193883900</meta:creation-date>
    <dc:date>2026-02-08T13:35:52.257950900</dc:date>
    <meta:editing-duration>PT3M17S</meta:editing-duration>
    <meta:editing-cycles>1</meta:editing-cycles>
    <meta:document-statistic meta:table-count="0" meta:image-count="0" meta:object-count="0" meta:page-count="1" meta:paragraph-count="3" meta:word-count="53" meta:character-count="350" meta:non-whitespace-character-count="300"/>
    <meta:generator>LibreOffice/25.2.7.2$Windows_X86_64 LibreOffice_project/5cbfd1ab6520636bb5f7b99185aa69bd7456825d</meta:generator>
  </office:meta>
</office:document-meta>
</file>